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top" draw:auto-grow-height="false"/>
    </style:style>
    <style:style style:name="gr2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3deb3d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fill="solid" draw:fill-color="#ff6633" draw:textarea-horizontal-align="justify" draw:textarea-vertical-align="middle" draw:auto-grow-height="fals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align="center" fo:text-indent="0cm"/>
      <style:text-properties fo:font-size="13pt" style:font-size-asian="13pt" style:font-size-complex="13pt"/>
    </style:style>
    <style:style style:name="T1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office:forms form:automatic-focus="false" form:apply-design-mode="false"/>
        <draw:custom-shape draw:style-name="gr1" draw:text-style-name="P1" draw:layer="layout" svg:width="9.2cm" svg:height="6cm" svg:x="3.5cm" svg:y="1.5cm">
          <text:p text:style-name="P1"/>
          <text:p text:style-name="P1">bacula-dir</text:p>
          <draw:enhanced-geometry svg:viewBox="0 0 21600 21600" draw:type="rectangle" draw:enhanced-path="M 0 0 L 21600 0 21600 21600 0 21600 0 0 Z N"/>
        </draw:custom-shape>
        <draw:custom-shape draw:style-name="gr2" draw:text-style-name="P1" draw:id="id4" draw:layer="layout" svg:width="1.756cm" svg:height="2cm" svg:x="7.222cm" svg:y="8.7cm">
          <text:p text:style-name="P1">DB2</text:p>
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1" draw:id="id2" draw:layer="layout" svg:width="1.756cm" svg:height="2cm" svg:x="3.5cm" svg:y="8.7cm">
          <text:p text:style-name="P1">Mysql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1" draw:id="id3" draw:layer="layout" svg:width="1.756cm" svg:height="2cm" svg:x="5.396cm" svg:y="8.7cm">
          <text:p text:style-name="P1">Pgsql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1" draw:id="id1" draw:layer="layout" svg:width="9.2cm" svg:height="1cm" svg:x="3.5cm" svg:y="6.5cm">
          <text:p text:style-name="P1">libdbi framework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9.2cm" svg:height="1cm" svg:x="3.5cm" svg:y="5.5cm">
          <text:p text:style-name="P1">dbi.c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draw:type="line" svg:x1="8.1cm" svg:y1="7.5cm" svg:x2="4.377cm" svg:y2="8.7cm" draw:start-shape="id1" draw:start-glue-point="2" draw:end-shape="id2" draw:end-glue-point="5">
          <text:p/>
        </draw:connector>
        <draw:connector draw:style-name="gr5" draw:text-style-name="P2" draw:layer="layout" draw:type="line" svg:x1="8.1cm" svg:y1="7.5cm" svg:x2="6.273cm" svg:y2="8.7cm" draw:start-shape="id1" draw:start-glue-point="2" draw:end-shape="id3" draw:end-glue-point="5">
          <text:p/>
        </draw:connector>
        <draw:connector draw:style-name="gr5" draw:text-style-name="P2" draw:layer="layout" draw:type="line" svg:x1="8.1cm" svg:y1="7.5cm" svg:x2="8.099cm" svg:y2="8.7cm" draw:start-shape="id1" draw:start-glue-point="2" draw:end-shape="id4" draw:end-glue-point="5">
          <text:p/>
        </draw:connector>
        <draw:custom-shape draw:style-name="gr2" draw:text-style-name="P1" draw:id="id5" draw:layer="layout" svg:width="1.756cm" svg:height="2cm" svg:x="9.048cm" svg:y="8.7cm">
          <text:p text:style-name="P1">Oracle</text:p>
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1" draw:id="id6" draw:layer="layout" svg:width="1.756cm" svg:height="2cm" svg:x="10.944cm" svg:y="8.7cm">
          <text:p text:style-name="P1">...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5" draw:text-style-name="P2" draw:layer="layout" draw:type="line" svg:x1="8.1cm" svg:y1="7.5cm" svg:x2="9.925cm" svg:y2="8.7cm" draw:start-shape="id1" draw:start-glue-point="2" draw:end-shape="id5" draw:end-glue-point="5">
          <text:p/>
        </draw:connector>
        <draw:connector draw:style-name="gr5" draw:text-style-name="P2" draw:layer="layout" draw:type="line" svg:x1="8.1cm" svg:y1="7.5cm" svg:x2="11.821cm" svg:y2="8.7cm" draw:start-shape="id1" draw:start-glue-point="2" draw:end-shape="id6" draw:end-glue-point="5">
          <text:p/>
        </draw:connector>
        <draw:custom-shape draw:style-name="gr6" draw:text-style-name="P1" draw:layer="layout" svg:width="9.2cm" svg:height="1cm" svg:x="3.5cm" svg:y="4.5cm">
          <text:p text:style-name="P1">sql_*.c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2cm" svg:height="6cm" svg:x="3.5cm" svg:y="15.3cm">
          <text:p text:style-name="P1"/>
          <text:p text:style-name="P1">bacula-dir</text:p>
          <draw:enhanced-geometry svg:viewBox="0 0 21600 21600" draw:type="rectangle" draw:enhanced-path="M 0 0 L 21600 0 21600 21600 0 21600 0 0 Z N"/>
        </draw:custom-shape>
        <draw:custom-shape draw:style-name="gr2" draw:text-style-name="P3" draw:id="id8" draw:layer="layout" svg:width="2.5cm" svg:height="2cm" svg:x="6.9cm" svg:y="22.6cm">
          <text:p text:style-name="P3"><text:span text:style-name="T1">[banco de</text:span></text:p>
          <text:p text:style-name="P3"><text:span text:style-name="T1">dados]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1" draw:id="id7" draw:layer="layout" svg:width="9.2cm" svg:height="1cm" svg:x="3.5cm" svg:y="20.3cm">
          <text:p text:style-name="P1">[banco de dados].c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draw:type="line" svg:x1="8.1cm" svg:y1="21.3cm" svg:x2="8.149cm" svg:y2="22.6cm" draw:start-shape="id7" draw:start-glue-point="2" draw:end-shape="id8" draw:end-glue-point="5">
          <text:p/>
        </draw:connector>
        <draw:custom-shape draw:style-name="gr6" draw:text-style-name="P1" draw:layer="layout" svg:width="9.2cm" svg:height="1cm" svg:x="3.5cm" svg:y="19.3cm">
          <text:p text:style-name="P1">sql_*.c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DejaVuSans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initial-creator>João Freitas</meta:initial-creator>
    <meta:creation-date>2008-02-16T17:19:44</meta:creation-date>
    <dc:creator>João Freitas</dc:creator>
    <dc:date>2008-04-17T23:45:38</dc:date>
    <meta:editing-cycles>3</meta:editing-cycles>
    <meta:editing-duration>PT37M11S</meta:editing-duration>
    <meta:user-defined meta:name="Info 1"/>
    <meta:user-defined meta:name="Info 2"/>
    <meta:user-defined meta:name="Info 3"/>
    <meta:user-defined meta:name="Info 4"/>
    <meta:document-statistic meta:object-count="19"/>
  </office:meta>
</office:document-meta>
</file>